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59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5" table:default-cell-style-name="ce1"/>
        <table:table-column table:style-name="co2" table:number-columns-repeated="16319" table:default-cell-style-name="ce1"/>
        <table:table-row table:style-name="ro1"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grass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nothing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40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aracter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ter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bstraction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</text:p>
          </table:table-cell>
          <table:table-cell table:number-columns-repeated="1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nster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arget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3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3"/>
          <table:table-cell office:value-type="string" table:style-name="ce3">
            <text:p>C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39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F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3"/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2" table:style-name="ce2"/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2"/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adyshev Anton (ITi)</meta:initial-creator>
    <dc:creator>Gladyshev Anton (ITi)</dc:creator>
    <meta:creation-date>2019-01-26T04:55:29Z</meta:creation-date>
    <dc:date>2019-01-26T09:07:42Z</dc:date>
  </office:meta>
</office:document-meta>
</file>